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8" style:family="paragraph" style:parent-style-name="Standard">
      <style:text-properties style:font-name="Liberation Serif" fo:font-size="12pt" officeooo:rsid="0215f072" officeooo:paragraph-rsid="0215f072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217532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21b0652" officeooo:paragraph-rsid="021b0652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230cb03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248dd4c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Liberation Serif" officeooo:paragraph-rsid="02147d8e"/>
    </style:style>
    <style:style style:name="P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size-complex="12pt"/>
    </style:style>
    <style:style style:name="P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dd2fb" officeooo:paragraph-rsid="023dd2fb" style:font-size-asian="12pt" style:font-size-complex="12pt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3edf85" officeooo:paragraph-rsid="023edf85" style:font-size-asian="12pt" style:font-size-complex="12pt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09997" officeooo:paragraph-rsid="02409997" style:font-size-asian="12pt" style:font-size-complex="12pt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22cd1" officeooo:paragraph-rsid="02422cd1" style:font-size-asian="12pt" style:font-size-complex="12pt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2422cd1" style:font-size-asian="12pt" style:font-size-complex="12pt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8dd4c" officeooo:paragraph-rsid="0248dd4c" style:font-size-asian="12pt" style:font-size-complex="12pt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230cb03" style:font-size-asian="12pt" style:font-size-complex="12pt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7d0bf" officeooo:paragraph-rsid="0037d0bf" style:font-size-asian="12pt" style:font-size-complex="12pt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size-complex="12pt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537f4e" style:font-size-asian="12pt" style:font-size-complex="12pt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24e26c1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0dae215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4bde16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bde16" officeooo:paragraph-rsid="02514e73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cca5d" officeooo:paragraph-rsid="024cca5d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4ffa70" officeooo:paragraph-rsid="024ffa70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30cb03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248dd4c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7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30cb03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1f22fb" officeooo:paragraph-rsid="0248dd4c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30cb03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8dd4c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29fd7" officeooo:paragraph-rsid="024acbef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30cb03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464d0" officeooo:paragraph-rsid="0248dd4c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30cb03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229e1fc" officeooo:paragraph-rsid="0248dd4c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248dd4c" officeooo:paragraph-rsid="0248dd4c" style:font-size-asian="12pt" style:font-size-complex="12pt"/>
    </style:style>
    <style:style style:name="P86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8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03fe9ab" style:font-size-asian="11pt" style:font-weight-asian="bold" style:font-size-complex="11pt" style:font-weight-complex="bold"/>
    </style:style>
    <style:style style:name="P88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paragraph-rsid="02147d8e" style:font-size-asian="10pt" style:font-style-asian="normal" style:font-weight-asian="normal" style:text-emphasize="none"/>
    </style:style>
    <style:style style:name="P89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3cb902" officeooo:paragraph-rsid="023cb902" style:font-size-asian="12pt" style:font-style-asian="normal" style:font-weight-asian="normal" style:font-size-complex="12pt" style:text-emphasize="none"/>
    </style:style>
    <style:style style:name="P90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91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48dd4c" officeooo:paragraph-rsid="0248dd4c" style:font-size-asian="12pt" style:font-style-asian="normal" style:font-weight-asian="normal" style:font-size-complex="12pt" style:font-weight-complex="bold" style:text-emphasize="none"/>
    </style:style>
    <style:style style:name="P92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8261" officeooo:paragraph-rsid="02518261" style:font-size-asian="12pt" style:font-style-asian="normal" style:font-weight-asian="normal" style:font-size-complex="12pt" style:font-weight-complex="bold" style:text-emphasize="none"/>
    </style:style>
    <style:style style:name="P93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cbac" officeooo:paragraph-rsid="02537f4e" style:font-size-asian="12pt" style:font-style-asian="normal" style:font-weight-asian="normal" style:font-size-complex="12pt" style:font-weight-complex="bold" style:text-emphasize="none"/>
    </style:style>
    <style:style style:name="P94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4ffa70" officeooo:paragraph-rsid="024ffa70" style:font-size-asian="12pt" style:font-style-asian="normal" style:font-weight-asian="normal" style:font-size-complex="12pt" style:font-weight-complex="bold" style:text-emphasize="none"/>
    </style:style>
    <style:style style:name="P95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14e73" officeooo:paragraph-rsid="02514e73" style:font-size-asian="12pt" style:font-style-asian="normal" style:font-weight-asian="normal" style:font-size-complex="12pt" style:font-weight-complex="bold" style:text-emphasize="none"/>
    </style:style>
    <style:style style:name="P96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59a03f" officeooo:paragraph-rsid="0259a03f" style:font-size-asian="12pt" style:font-style-asian="normal" style:font-weight-asian="normal" style:font-size-complex="12pt" style:font-weight-complex="bold" style:text-emphasize="none"/>
    </style:style>
    <style:style style:name="P97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98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248dd4c" style:font-size-asian="12pt" style:font-size-complex="12pt"/>
    </style:style>
    <style:style style:name="P9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4c929" officeooo:paragraph-rsid="0254c929" style:font-size-asian="12pt" style:font-size-complex="12pt"/>
    </style:style>
    <style:style style:name="P10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84222" officeooo:paragraph-rsid="02584222" style:font-size-asian="12pt" style:font-size-complex="12pt"/>
    </style:style>
    <style:style style:name="P10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259a03f" officeooo:paragraph-rsid="0259a03f" style:font-size-asian="12pt" style:font-size-complex="12pt"/>
    </style:style>
    <style:style style:name="P102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e0a23" style:font-size-asian="15pt" style:font-weight-asian="bold" style:font-size-complex="15pt" style:font-weight-complex="bold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21c43dc"/>
    </style:style>
    <style:style style:name="T7" style:family="text">
      <style:text-properties fo:font-variant="normal" fo:text-transform="none" fo:color="#202122" loext:opacity="100%" fo:letter-spacing="normal" fo:font-style="normal" officeooo:rsid="001565e3"/>
    </style:style>
    <style:style style:name="T8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10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11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12" style:family="text">
      <style:text-properties fo:font-variant="normal" fo:text-transform="none" fo:color="#202122" loext:opacity="100%" fo:letter-spacing="normal" fo:font-style="normal" officeooo:rsid="002e0a23"/>
    </style:style>
    <style:style style:name="T13" style:family="text">
      <style:text-properties fo:font-variant="normal" fo:text-transform="none" fo:color="#202122" loext:opacity="100%" fo:letter-spacing="normal" fo:font-style="normal" officeooo:rsid="003053dd"/>
    </style:style>
    <style:style style:name="T14" style:family="text">
      <style:text-properties fo:font-variant="normal" fo:text-transform="none" fo:color="#202122" loext:opacity="100%" fo:letter-spacing="normal" fo:font-style="normal" officeooo:rsid="021d419a"/>
    </style:style>
    <style:style style:name="T15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1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464d0" style:font-style-asian="normal" style:font-weight-asian="normal" style:font-weight-complex="bold" style:text-emphasize="none"/>
    </style:style>
    <style:style style:name="T18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5b94f" style:font-style-asian="normal" style:font-weight-asian="normal" style:font-weight-complex="bold" style:text-emphasize="none"/>
    </style:style>
    <style:style style:name="T19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8a239" style:font-style-asian="normal" style:font-weight-asian="normal" style:font-weight-complex="bold" style:text-emphasize="none"/>
    </style:style>
    <style:style style:name="T2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9720" style:font-style-asian="normal" style:font-weight-asian="normal" style:font-weight-complex="bold" style:text-emphasize="none"/>
    </style:style>
    <style:style style:name="T2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af1a" style:font-style-asian="normal" style:font-weight-asian="normal" style:font-weight-complex="bold" style:text-emphasize="none"/>
    </style:style>
    <style:style style:name="T22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8dd4c" style:font-style-asian="normal" style:font-weight-asian="normal" style:font-weight-complex="bold" style:text-emphasize="none"/>
    </style:style>
    <style:style style:name="T2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4acbef" style:font-style-asian="normal" style:font-weight-asian="normal" style:font-weight-complex="bold" style:text-emphasize="none"/>
    </style:style>
    <style:style style:name="T2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5b94f" style:font-style-asian="italic" style:font-weight-asian="normal" style:font-weight-complex="bold" style:text-emphasize="none"/>
    </style:style>
    <style:style style:name="T2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f7537" style:font-style-asian="italic" style:font-weight-asian="normal" style:font-weight-complex="bold" style:text-emphasize="none"/>
    </style:style>
    <style:style style:name="T2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4acbef" style:font-style-asian="italic" style:font-weight-asian="normal" style:font-weight-complex="bold" style:text-emphasize="none"/>
    </style:style>
    <style:style style:name="T27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8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officeooo:rsid="02147d8e" style:font-size-asian="11pt" style:font-style-asian="normal" style:font-weight-asian="normal" style:font-size-complex="11pt" style:text-emphasize="none"/>
    </style:style>
    <style:style style:name="T29" style:family="text">
      <style:text-properties fo:font-variant="normal" fo:text-transform="none" fo:color="#202122" loext:opacity="100%" style:text-outline="false" style:text-line-through-style="none" style:text-line-through-type="none" fo:font-size="11pt" fo:letter-spacing="normal" fo:font-style="normal" fo:text-shadow="none" style:text-underline-style="none" fo:font-weight="normal" officeooo:rsid="0215f072" style:font-size-asian="11pt" style:font-style-asian="normal" style:font-weight-asian="normal" style:font-size-complex="11pt" style:text-emphasize="none"/>
    </style:style>
    <style:style style:name="T30" style:family="text">
      <style:text-properties officeooo:rsid="004f87f1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officeooo:rsid="00d6fad5"/>
    </style:style>
    <style:style style:name="T33" style:family="text">
      <style:text-properties officeooo:rsid="0175b890"/>
    </style:style>
    <style:style style:name="T34" style:family="text">
      <style:text-properties officeooo:rsid="01760dcd"/>
    </style:style>
    <style:style style:name="T35" style:family="text">
      <style:text-properties officeooo:rsid="0215ffcb"/>
    </style:style>
    <style:style style:name="T36" style:family="text">
      <style:text-properties officeooo:rsid="0219df14"/>
    </style:style>
    <style:style style:name="T37" style:family="text">
      <style:text-properties officeooo:rsid="021d5f03"/>
    </style:style>
    <style:style style:name="T38" style:family="text">
      <style:text-properties style:text-outline="false" style:text-line-through-style="none" style:text-line-through-type="none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text-shadow="none" style:text-underline-style="none" fo:font-weight="normal" officeooo:rsid="021e1a0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text-shadow="none" style:text-underline-style="none" fo:font-weight="normal" officeooo:rsid="0223f713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text-shadow="none" style:text-underline-style="none" fo:font-weight="normal" officeooo:rsid="02202db3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text-shadow="none" style:text-underline-style="none" fo:font-weight="normal" officeooo:rsid="0229e1fc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text-shadow="none" style:text-underline-style="none" fo:font-weight="normal" officeooo:rsid="02229fd7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text-shadow="none" style:text-underline-style="none" fo:font-weight="normal" officeooo:rsid="0248dd4c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text-shadow="none" style:text-underline-style="none" fo:font-weight="normal" officeooo:rsid="024acbef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weight-complex="bold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officeooo:rsid="0225b94f" style:font-style-asian="normal" style:font-weight-asian="normal" style:font-weight-complex="bold" style:text-emphasize="none"/>
    </style:style>
    <style:style style:name="T48" style:family="text">
      <style:text-properties style:text-outline="false" style:text-line-through-style="none" style:text-line-through-type="none" fo:text-shadow="none" style:text-underline-style="none" officeooo:rsid="022464d0" style:font-style-asian="normal" style:font-weight-asian="normal" style:font-weight-complex="bold" style:text-emphasize="none"/>
    </style:style>
    <style:style style:name="T49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asian="normal" style:font-weight-complex="bold" style:text-emphasize="none"/>
    </style:style>
    <style:style style:name="T50" style:family="text">
      <style:text-properties style:text-outline="false" style:text-line-through-style="none" style:text-line-through-type="none" fo:text-shadow="none" style:text-underline-style="none" officeooo:rsid="02537f4e" style:font-style-asian="normal" style:font-weight-asian="normal" style:font-weight-complex="bold" style:text-emphasize="none"/>
    </style:style>
    <style:style style:name="T51" style:family="text">
      <style:text-properties style:text-outline="false" style:text-line-through-style="none" style:text-line-through-type="none" fo:text-shadow="none" style:text-underline-style="none" officeooo:rsid="02147d8e" style:font-style-asian="normal" style:font-weight-asian="normal" style:font-weight-complex="bold" style:text-emphasize="none"/>
    </style:style>
    <style:style style:name="T52" style:family="text">
      <style:text-properties style:text-outline="false" style:text-line-through-style="none" style:text-line-through-type="none" fo:text-shadow="none" style:text-underline-style="none" officeooo:rsid="0254c929" style:font-style-asian="normal" style:font-weight-asian="normal" style:font-weight-complex="bold" style:text-emphasize="none"/>
    </style:style>
    <style:style style:name="T53" style:family="text">
      <style:text-properties style:text-outline="false" style:text-line-through-style="none" style:text-line-through-type="none" fo:text-shadow="none" style:text-underline-style="none" officeooo:rsid="0255ead4" style:font-style-asian="normal" style:font-weight-asian="normal" style:font-weight-complex="bold" style:text-emphasize="none"/>
    </style:style>
    <style:style style:name="T54" style:family="text">
      <style:text-properties style:text-outline="false" style:text-line-through-style="none" style:text-line-through-type="none" fo:text-shadow="none" style:text-underline-style="none" officeooo:rsid="02568608" style:font-style-asian="normal" style:font-weight-asian="normal" style:font-weight-complex="bold" style:text-emphasize="none"/>
    </style:style>
    <style:style style:name="T55" style:family="text">
      <style:text-properties style:text-outline="false" style:text-line-through-style="none" style:text-line-through-type="none" fo:text-shadow="none" style:text-underline-style="none" style:font-style-asian="normal" style:font-weight-complex="bold" style:text-emphasize="none"/>
    </style:style>
    <style:style style:name="T56" style:family="text">
      <style:text-properties style:text-outline="false" style:text-line-through-style="none" style:text-line-through-type="none" fo:text-shadow="none" style:text-underline-style="none" officeooo:rsid="02229fd7" style:font-style-asian="normal" style:font-weight-complex="bold" style:text-emphasize="none"/>
    </style:style>
    <style:style style:name="T57" style:family="text">
      <style:text-properties style:text-outline="false" style:text-line-through-style="none" style:text-line-through-type="none" fo:font-style="italic" fo:text-shadow="none" style:text-underline-style="none" officeooo:rsid="0225b94f" style:font-style-asian="italic" style:font-weight-asian="normal" style:font-weight-complex="bold" style:text-emphasize="none"/>
    </style:style>
    <style:style style:name="T58" style:family="text">
      <style:text-properties style:text-outline="false" style:text-line-through-style="none" style:text-line-through-type="none" fo:font-style="italic" fo:text-shadow="none" style:text-underline-style="none" officeooo:rsid="022f7537" style:font-style-asian="italic" style:font-weight-asian="normal" style:font-weight-complex="bold" style:text-emphasize="none"/>
    </style:style>
    <style:style style:name="T59" style:family="text">
      <style:text-properties style:text-outline="false" style:text-line-through-style="none" style:text-line-through-type="none" fo:font-style="italic" fo:text-shadow="none" style:text-underline-style="none" officeooo:rsid="024acbef" style:font-style-asian="italic" style:font-weight-asian="normal" style:font-weight-complex="bold" style:text-emphasize="none"/>
    </style:style>
    <style:style style:name="T60" style:family="text">
      <style:text-properties style:text-outline="false" style:text-line-through-style="none" style:text-line-through-type="none" style:font-name="Liberation Sans" fo:font-size="11pt" fo:text-shadow="none" style:text-underline-style="none" officeooo:rsid="024cca5d" style:font-size-asian="11pt" style:font-style-asian="normal" style:font-size-complex="11pt" style:text-emphasize="none"/>
    </style:style>
    <style:style style:name="T61" style:family="text">
      <style:text-properties officeooo:rsid="023763a4"/>
    </style:style>
    <style:style style:name="T62" style:family="text">
      <style:text-properties officeooo:rsid="023b787b"/>
    </style:style>
    <style:style style:name="T63" style:family="text">
      <style:text-properties officeooo:rsid="002a4289"/>
    </style:style>
    <style:style style:name="T64" style:family="text">
      <style:text-properties officeooo:rsid="0029d59f"/>
    </style:style>
    <style:style style:name="T65" style:family="text">
      <style:text-properties officeooo:rsid="0245e8a7"/>
    </style:style>
    <style:style style:name="T66" style:family="text">
      <style:text-properties officeooo:rsid="024cca5d"/>
    </style:style>
    <style:style style:name="T67" style:family="text">
      <style:text-properties officeooo:rsid="024e26c1"/>
    </style:style>
    <style:style style:name="T68" style:family="text">
      <style:text-properties fo:font-size="12pt" officeooo:rsid="00172d50" style:font-size-asian="12pt" style:font-size-complex="12pt"/>
    </style:style>
    <style:style style:name="T69" style:family="text">
      <style:text-properties fo:font-size="12pt" officeooo:rsid="0213e0fd" style:font-size-asian="12pt" style:font-size-complex="12pt"/>
    </style:style>
    <style:style style:name="T70" style:family="text">
      <style:text-properties fo:font-size="12pt" officeooo:rsid="001565e3" style:font-size-asian="12pt" style:font-size-complex="12pt"/>
    </style:style>
    <style:style style:name="T71" style:family="text">
      <style:text-properties officeooo:rsid="02514e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36">Eastern Empire</text:span> Language</text:p>
      <text:p text:style-name="P14"/>
      <text:p text:style-name="P14"/>
      <text:p text:style-name="P14"/>
      <text:p text:style-name="P14"/>
      <text:p text:style-name="P14">Phonetic Rules:</text:p>
      <text:p text:style-name="P1"/>
      <text:p text:style-name="P19"><text:span text:style-name="T68">“</text:span><text:span text:style-name="T69">Not Romanized</text:span><text:span text:style-name="T68">” Vocals: <text:s text:c="2"/></text:span><text:span text:style-name="T70"><text:s text:c="2"/></text:span><text:span text:style-name="T27">ɛ </text:span><text:span text:style-name="T28">(open e)</text:span><text:span text:style-name="T27"> <text:s text:c="3"/>ə </text:span><text:span text:style-name="T28">(schwa) <text:s text:c="3"/>ɒ</text:span><text:span text:style-name="T29"> (open o)</text:span></text:p>
      <text:p text:style-name="P88"/>
      <text:p text:style-name="P10">Every Word <text:span text:style-name="T61">longer than 2 syllables, </text:span>must end with a vocal, <text:span text:style-name="T66">or the following consonants: s, d, t</text:span></text:p>
      <text:p text:style-name="P10"/>
      <text:p text:style-name="P10"/>
      <text:p text:style-name="P11">No Word can start with “<text:span text:style-name="T62">h</text:span>”, “<text:span text:style-name="T62">y</text:span>” <text:span text:style-name="T62">or “w”</text:span> sound (voiceless glottal fricative)</text:p>
      <text:p text:style-name="P1"/>
      <text:p text:style-name="P2"><text:span text:style-name="T31">Stress</text:span>: </text:p>
      <text:p text:style-name="P2"/>
      <text:p text:style-name="P8">on the second to last syllable, unless the third to last syllable is long</text:p>
      <text:p text:style-name="P3">akat<text:span text:style-name="T15">ə</text:span> → <text:span text:style-name="T35">a</text:span>-<text:span text:style-name="T35">KA</text:span>-t<text:span text:style-name="T15">ə</text:span></text:p>
      <text:p text:style-name="P9"><text:span text:style-name="T6">a:</text:span><text:span text:style-name="T1">k</text:span><text:span text:style-name="T5">a</text:span><text:span text:style-name="T4">t</text:span><text:span text:style-name="T16">ə</text:span><text:span text:style-name="T4"> → </text:span><text:span text:style-name="T5">A</text:span><text:span text:style-name="T4">-</text:span><text:span text:style-name="T5">ka</text:span><text:span text:style-name="T4">-t</text:span><text:span text:style-name="T16">ə</text:span></text:p>
      <text:p text:style-name="P20"/>
      <text:p text:style-name="P20"/>
      <text:p text:style-name="P20"/>
      <text:p text:style-name="P18"><text:span text:style-name="T7">D</text:span><text:span text:style-name="T2">ictionary:</text:span></text:p>
      <text:p text:style-name="P21"/>
      <text:p text:style-name="P4"><text:span text:style-name="T8">Pronouns</text:span><text:span text:style-name="T3">:</text:span></text:p>
      <text:p text:style-name="P23"/>
      <text:p text:style-name="P85">Personal Pronouns:</text:p>
      <text:p text:style-name="P23"/>
      <text:p text:style-name="P67"><text:span text:style-name="T38">ɛ</text:span><text:span text:style-name="T39">i<text:tab/><text:tab/>→<text:tab/>I/me</text:span></text:p>
      <text:p text:style-name="P71"><text:span text:style-name="T40">P</text:span><text:span text:style-name="T38">a<text:tab/><text:tab/>→<text:tab/>You </text:span><text:span text:style-name="T41">(Singular)</text:span></text:p>
      <text:p text:style-name="P73"><text:span text:style-name="T41">N</text:span><text:span text:style-name="T38">i<text:tab/><text:tab/>→<text:tab/>He</text:span></text:p>
      <text:p text:style-name="P73"><text:span text:style-name="T38">Nɛ<text:tab/><text:tab/>→<text:tab/></text:span><text:span text:style-name="T40">She</text:span></text:p>
      <text:p text:style-name="P76"><text:span text:style-name="T38">Do</text:span><text:span text:style-name="T42">i</text:span><text:span text:style-name="T38"><text:tab/><text:tab/>→<text:tab/>We/Us </text:span><text:span text:style-name="T42">(All Male or General)</text:span></text:p>
      <text:p text:style-name="P78"><text:span text:style-name="T38">Do</text:span><text:span text:style-name="T43"><text:tab/><text:tab/>→<text:tab/></text:span><text:span text:style-name="T38">We/Us (All Female)</text:span></text:p>
      <text:p text:style-name="P12"><text:span text:style-name="T17">Ro</text:span><text:span text:style-name="T20">i</text:span><text:span text:style-name="T17"><text:tab/><text:tab/>→<text:tab/>You (Plural, </text:span><text:span text:style-name="T20">All Male or General</text:span><text:span text:style-name="T17">)</text:span></text:p>
      <text:p text:style-name="P12"><text:span text:style-name="T17">Ro<text:tab/><text:tab/>→<text:tab/>You (Plural, </text:span><text:span text:style-name="T20">All </text:span><text:span text:style-name="T21">Female</text:span><text:span text:style-name="T17">)</text:span></text:p>
      <text:p text:style-name="P12"><text:span text:style-name="T24">S</text:span><text:span text:style-name="T26">h</text:span><text:span text:style-name="T18">ə</text:span><text:span text:style-name="T24">h</text:span><text:span text:style-name="T25">a</text:span><text:span text:style-name="T24"><text:tab/></text:span><text:span text:style-name="T18"><text:tab/></text:span><text:span text:style-name="T17">→<text:tab/></text:span><text:span text:style-name="T19">They/Them</text:span></text:p>
      <text:p text:style-name="P48"/>
      <text:p text:style-name="P48"/>
      <text:p text:style-name="P85">Possessive Pronouns:</text:p>
      <text:p text:style-name="P85"/>
      <text:p text:style-name="P68"><text:span text:style-name="T38">ɛ</text:span><text:span text:style-name="T45">k</text:span><text:span text:style-name="T39">i<text:tab/><text:tab/>→<text:tab/></text:span><text:span text:style-name="T44">my/mine</text:span></text:p>
      <text:p text:style-name="P72"><text:span text:style-name="T45">P</text:span><text:span text:style-name="T38">a</text:span><text:span text:style-name="T45">i</text:span><text:span text:style-name="T38"><text:tab/><text:tab/>→<text:tab/></text:span><text:span text:style-name="T44">your/yours </text:span><text:span text:style-name="T38"><text:s/></text:span><text:span text:style-name="T41">(Singular)</text:span></text:p>
      <text:p text:style-name="P75"><text:span text:style-name="T41">N</text:span><text:span text:style-name="T38">ɛ<text:tab/><text:tab/>→<text:tab/></text:span><text:span text:style-name="T44">his</text:span></text:p>
      <text:p text:style-name="P74"><text:span text:style-name="T38">Nɛ</text:span><text:span text:style-name="T45">k</text:span><text:span text:style-name="T38"><text:tab/><text:tab/>→<text:tab/></text:span><text:span text:style-name="T44">her</text:span></text:p>
      <text:p text:style-name="P77"><text:span text:style-name="T38">Do<text:tab/><text:tab/>→<text:tab/></text:span><text:span text:style-name="T44">our</text:span><text:span text:style-name="T38"> </text:span><text:span text:style-name="T42">(All Male or General)</text:span></text:p>
      <text:p text:style-name="P79"><text:span text:style-name="T38">Do</text:span><text:span text:style-name="T45">k</text:span><text:span text:style-name="T43"><text:tab/><text:tab/>→<text:tab/></text:span><text:span text:style-name="T44">our</text:span><text:span text:style-name="T38"> (All Female)</text:span></text:p>
      <text:p text:style-name="P13"><text:span text:style-name="T17">R</text:span><text:span text:style-name="T23">yo</text:span><text:span text:style-name="T17"><text:tab/><text:tab/>→<text:tab/></text:span><text:span text:style-name="T22">your/yours</text:span><text:span text:style-name="T17"> (Plural, </text:span><text:span text:style-name="T20">All Male or General</text:span><text:span text:style-name="T17">)</text:span></text:p>
      <text:p text:style-name="P13"><text:span text:style-name="T17">Ro</text:span><text:span text:style-name="T23">k</text:span><text:span text:style-name="T17"><text:tab/><text:tab/>→<text:tab/></text:span><text:span text:style-name="T22">y</text:span><text:span text:style-name="T17">ou/</text:span><text:span text:style-name="T22">yours</text:span><text:span text:style-name="T17"> (Plural, </text:span><text:span text:style-name="T20">All </text:span><text:span text:style-name="T21">Female</text:span><text:span text:style-name="T17">)</text:span></text:p>
      <text:p text:style-name="P47"><text:span text:style-name="T57">S</text:span><text:span text:style-name="T59">h</text:span><text:span text:style-name="T58">a</text:span><text:span text:style-name="T57"> </text:span><text:span text:style-name="T47"><text:tab/><text:tab/></text:span><text:span text:style-name="T48">→<text:tab/></text:span><text:span text:style-name="T46">their</text:span></text:p>
      <text:p text:style-name="P91"/>
      <text:p text:style-name="P22"><text:soft-page-break/></text:p>
      <text:p text:style-name="P5"><text:span text:style-name="T8">Nouns</text:span><text:span text:style-name="T3">:</text:span></text:p>
      <text:p text:style-name="P34"/>
      <text:p text:style-name="P50">Here we will write all the basic Nouns, for their (eventual) conjugation, read the grammar section</text:p>
      <text:p text:style-name="P34"/>
      <text:p text:style-name="P84">Root Words:</text:p>
      <text:p text:style-name="P87"/>
      <text:p text:style-name="P89">macha<text:tab/><text:tab/>→<text:tab/>man (also used as person, in general)</text:p>
      <text:p text:style-name="P50">evi<text:tab/><text:tab/>→<text:tab/>child/son (only male)</text:p>
      <text:p text:style-name="P92">zhas<text:tab/><text:tab/>→<text:tab/>water</text:p>
      <text:p text:style-name="P93">dzhabe<text:tab/><text:tab/>→<text:tab/>mountain</text:p>
      <text:p text:style-name="P51"><text:span text:style-name="T50">t</text:span><text:span text:style-name="T51">ɒ</text:span><text:span text:style-name="T50">we<text:tab/><text:tab/>→<text:tab/></text:span><text:span text:style-name="T52">animal</text:span><text:span text:style-name="T49"><text:tab/></text:span></text:p>
      <text:p text:style-name="P99"><text:span text:style-name="T49">c</text:span><text:span text:style-name="T46">hakazhi<text:tab/><text:tab/>→<text:tab/></text:span><text:span text:style-name="T53">sea/</text:span><text:span text:style-name="T54">ocean</text:span></text:p>
      <text:p text:style-name="P100"><text:span text:style-name="T54">k</text:span><text:span text:style-name="T46">op</text:span><text:span text:style-name="T49">ɛ<text:tab/><text:tab/>→<text:tab/></text:span><text:span text:style-name="T46">head</text:span></text:p>
      <text:p text:style-name="P100"><text:span text:style-name="T46">popis<text:tab/><text:tab/>→<text:tab/>love (intended as romantic)</text:span></text:p>
      <text:p text:style-name="P100"><text:span text:style-name="T46">kias<text:tab/><text:tab/>→<text:tab/>love (intended as familiar)</text:span></text:p>
      <text:p text:style-name="P101">kelis<text:tab/><text:tab/>→<text:tab/>rock</text:p>
      <text:p text:style-name="P49"/>
      <text:p text:style-name="P84">Derived Words:</text:p>
      <text:p text:style-name="P33"/>
      <text:p text:style-name="P33"/>
      <text:p text:style-name="P66"><text:span text:style-name="T30">Numbers</text:span>:</text:p>
      <text:p text:style-name="P66"/>
      <text:p text:style-name="P81">Cardinal Numbers:</text:p>
      <text:p text:style-name="P66"/>
      <text:p text:style-name="P39"/>
      <text:p text:style-name="P31"><text:tab/></text:p>
      <text:p text:style-name="P82"><text:span text:style-name="T32">Ordinal</text:span> Numbers:</text:p>
      <text:p text:style-name="P28"/>
      <text:p text:style-name="P38"/>
      <text:p text:style-name="P37"/>
      <text:p text:style-name="P61"/>
      <text:p text:style-name="P55"/>
      <text:p text:style-name="P25"/>
      <text:p text:style-name="P7"><text:span text:style-name="T8">Verbs</text:span><text:span text:style-name="T3">:</text:span></text:p>
      <text:p text:style-name="P24"/>
      <text:p text:style-name="P83">Root Words:</text:p>
      <text:p text:style-name="P40"/>
      <text:p text:style-name="P36"/>
      <text:p text:style-name="P35"/>
      <text:p text:style-name="P32"/>
      <text:p text:style-name="P83">Derived Words:</text:p>
      <text:p text:style-name="P41"/>
      <text:p text:style-name="P29"/>
      <text:p text:style-name="P29"/>
      <text:p text:style-name="P6"><text:span text:style-name="T9">Adjectives</text:span><text:span text:style-name="T3">:</text:span></text:p>
      <text:p text:style-name="P24"/>
      <text:p text:style-name="P57"/>
      <text:p text:style-name="P56"/>
      <text:p text:style-name="P54"/>
      <text:p text:style-name="P26"/>
      <text:p text:style-name="P69">Adverbs <text:span text:style-name="T34">and </text:span><text:span text:style-name="T33">Prepositions</text:span>:</text:p>
      <text:p text:style-name="P69"><text:soft-page-break/></text:p>
      <text:p text:style-name="P70"/>
      <text:p text:style-name="P24"/>
      <text:p text:style-name="P86">Syntax:</text:p>
      <text:p text:style-name="P80"/>
      <text:p text:style-name="P15"><text:span text:style-name="T13">Word Order: </text:span><text:span text:style-name="T2">Subject </text:span><text:span text:style-name="T14">Verb</text:span><text:span text:style-name="T2"> </text:span><text:span text:style-name="T14">Object</text:span></text:p>
      <text:p text:style-name="P27"/>
      <text:p text:style-name="P42">ESEMPIO DA FARE</text:p>
      <text:p text:style-name="P42"/>
      <text:p text:style-name="P43">Adjectives comes always after Nouns and before verbs, historically, this happens because the adjectives evolved from verbs</text:p>
      <text:p text:style-name="P43"/>
      <text:p text:style-name="P44">ESEMPIO DA FARE</text:p>
      <text:p text:style-name="P44"/>
      <text:p text:style-name="P45"><text:span text:style-name="T64">E</text:span><text:span text:style-name="T63">very time we talk about a Possessor and a Possessee, </text:span><text:span text:style-name="T65">we use “Possessive Pronouns”, described earlier </text:span></text:p>
      <text:p text:style-name="P46"/>
      <text:p text:style-name="P46"/>
      <text:p text:style-name="P30">Summary:</text:p>
      <text:list xml:id="list1519675369" text:style-name="L1">
        <text:list-item>
          <text:p text:style-name="P97">Default Word Order: S <text:span text:style-name="T37">V O</text:span></text:p>
        </text:list-item>
        <text:list-item>
          <text:p text:style-name="P98">Noun – Adjective</text:p>
        </text:list-item>
      </text:list>
      <text:p text:style-name="P30"/>
      <text:p text:style-name="P30"/>
      <text:p text:style-name="P17"><text:span text:style-name="T12">Grammar</text:span><text:span text:style-name="T2">:</text:span></text:p>
      <text:p text:style-name="P102"/>
      <text:p text:style-name="P59">Every Word that is marked with EI<text:span text:style-name="T67">G</text:span> (Explained in <text:span text:style-name="T67">Grammar</text:span>) will be Explained here.</text:p>
      <text:p text:style-name="P59"/>
      <text:p text:style-name="P59"/>
      <text:p text:style-name="P63"><text:span text:style-name="T71">E</text:span>very “Genderazable” Noun is considered masculin in its base form, and is considered feminine if the -i <text:span text:style-name="T71">vocal </text:span>is added at the end of the word, <text:span text:style-name="T66">if the word already ends in -i, it becomes -</text:span><text:span text:style-name="T60">ɛ</text:span>.</text:p>
      <text:p text:style-name="P62"/>
      <text:p text:style-name="P62">Example:</text:p>
      <text:p text:style-name="P62"/>
      <text:p text:style-name="P64">macha<text:tab/>→<text:tab/>man (person)</text:p>
      <text:p text:style-name="P64">machi<text:tab/>→<text:tab/>woman</text:p>
      <text:p text:style-name="P64"/>
      <text:p text:style-name="P64">Another Example:</text:p>
      <text:p text:style-name="P62"/>
      <text:p text:style-name="P65">evi<text:tab/>→<text:tab/>child/son</text:p>
      <text:p text:style-name="P65">ev<text:span text:style-name="T56">ɛ<text:tab/>→<text:tab/></text:span><text:span text:style-name="T55">child/daughter</text:span></text:p>
      <text:p text:style-name="P94"/>
      <text:p text:style-name="P95">Every Word that expresses a countable thing (for example rock, person, etc…) becomes plural by adding the -s consonant at the end of the word, if the word already ends in -s, it becomes -sh</text:p>
      <text:p text:style-name="P95"/>
      <text:p text:style-name="P95">Example:</text:p>
      <text:p text:style-name="P95"/>
      <text:p text:style-name="P95">macha<text:tab/>→<text:tab/>man (person)</text:p>
      <text:p text:style-name="P95">machas<text:tab/>→<text:tab/>men (people)</text:p>
      <text:p text:style-name="P95"/>
      <text:p text:style-name="P95"/>
      <text:p text:style-name="P95"/>
      <text:p text:style-name="P95"/>
      <text:p text:style-name="P92"><text:soft-page-break/>Another Example:</text:p>
      <text:p text:style-name="P92"/>
      <text:p text:style-name="P96">kelis<text:tab/>→<text:tab/>rock</text:p>
      <text:p text:style-name="P96">kelish<text:tab/>→<text:tab/>rocks</text:p>
      <text:p text:style-name="P53"/>
      <text:p text:style-name="P16"><text:span text:style-name="T11">Culture</text:span><text:span text:style-name="T10">:</text:span></text:p>
      <text:p text:style-name="P52"/>
      <text:p text:style-name="P58">Every Word that is marked with EIC (Explained in Culture) will be Explained here</text:p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1T21:58:26.203000000</dc:date>
    <meta:editing-duration>PT13H27M47S</meta:editing-duration>
    <meta:editing-cycles>531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81" meta:word-count="427" meta:character-count="2404" meta:non-whitespace-character-count="2014"/>
  </office:meta>
</office:document-meta>
</file>